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72.2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3.16pt"/>
    </style:style>
    <style:style style:name="co6" style:family="table-column">
      <style:table-column-properties fo:break-before="auto" style:column-width="7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can speed</text:p>
          </table:table-cell>
          <table:table-cell table:style-name="ce3" office:value-type="string" calcext:value-type="string">
            <text:p>HCLK</text:p>
          </table:table-cell>
          <table:table-cell table:style-name="ce3" office:value-type="string" calcext:value-type="string">
            <text:p>APB2 Peripheral Clock</text:p>
          </table:table-cell>
          <table:table-cell table:style-name="ce3" office:value-type="string" calcext:value-type="string">
            <text:p>Divisor</text:p>
          </table:table-cell>
          <table:table-cell table:style-name="ce3" office:value-type="string" calcext:value-type="string">
            <text:p>ADC Clock</text:p>
          </table:table-cell>
          <table:table-cell table:style-name="ce3" office:value-type="string" calcext:value-type="string">
            <text:p>seconds/row</text:p>
          </table:table-cell>
          <table:table-cell table:style-name="ce5" office:value-type="string" calcext:value-type="string">
            <text:p>seconds/sy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3/4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2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2]/[.D2]" office:value-type="float" office:value="22500000" calcext:value-type="float">
            <text:p>2.25E+07</text:p>
          </table:table-cell>
          <table:table-cell office:value-type="float" office:value="0.0124" calcext:value-type="float">
            <text:p>0.0124</text:p>
          </table:table-cell>
          <table:table-cell table:style-name="ce6" office:value-type="string" calcext:value-type="string">
            <text:p>0.0063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½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3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3]/[.D3]" office:value-type="float" office:value="22500000" calcext:value-type="float">
            <text:p>2.25E+07</text:p>
          </table:table-cell>
          <table:table-cell office:value-type="float" office:value="0.000872" calcext:value-type="float">
            <text:p>0.000872</text:p>
          </table:table-cell>
          <table:table-cell table:style-name="ce7" office:value-type="float" office:value="0.000128" calcext:value-type="float">
            <text:p>0.0001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pid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4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4]/[.D4]" office:value-type="float" office:value="22500000" calcext:value-type="float">
            <text:p>2.25E+0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32" calcext:value-type="float">
            <text:p>3.20E-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hoto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5]/2" office:value-type="float" office:value="90000000" calcext:value-type="float">
            <text:p>9.00E+07</text:p>
          </table:table-cell>
          <table:table-cell office:value-type="float" office:value="8" calcext:value-type="float">
            <text:p>8</text:p>
          </table:table-cell>
          <table:table-cell table:style-name="ce4" table:formula="of:=[.C5]/[.D5]" office:value-type="float" office:value="11250000" calcext:value-type="float">
            <text:p>1.13E+0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table for 3/4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/>
          <table:table-cell table:style-name="ce3" office:value-type="string" calcext:value-type="string">
            <text:p>table for rapid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7]+[.D7]" office:value-type="float" office:value="15" calcext:value-type="float">
            <text:p>15</text:p>
          </table:table-cell>
          <table:table-cell table:formula="of:=[.$E$2]/[.F7]" office:value-type="float" office:value="1500000" calcext:value-type="float">
            <text:p>1.50E+06</text:p>
          </table:table-cell>
          <table:table-cell table:style-name="ce8" table:formula="of:=[.G7]*[.$F$2]" office:value-type="float" office:value="18600" calcext:value-type="float">
            <text:p>18,6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L7]+[.K7]" office:value-type="float" office:value="15" calcext:value-type="float">
            <text:p>15</text:p>
          </table:table-cell>
          <table:table-cell table:style-name="ce4" table:formula="of:=[.$E$2]/[.M7]" office:value-type="float" office:value="1500000" calcext:value-type="float">
            <text:p>1.50E+06</text:p>
          </table:table-cell>
          <table:table-cell table:style-name="ce8" table:formula="of:=[.N7]*[.$F$4]"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8]+[.D8]" office:value-type="float" office:value="27" calcext:value-type="float">
            <text:p>27</text:p>
          </table:table-cell>
          <table:table-cell table:formula="of:=[.$E$2]/[.F8]" office:value-type="float" office:value="833333.333333333" calcext:value-type="float">
            <text:p>8.33E+05</text:p>
          </table:table-cell>
          <table:table-cell table:style-name="ce8" table:formula="of:=[.G8]*[.$F$2]" office:value-type="float" office:value="10333.3333333333" calcext:value-type="float">
            <text:p>10,3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L8]+[.K8]" office:value-type="float" office:value="27" calcext:value-type="float">
            <text:p>27</text:p>
          </table:table-cell>
          <table:table-cell table:style-name="ce4" table:formula="of:=[.$E$2]/[.M8]" office:value-type="float" office:value="833333.333333333" calcext:value-type="float">
            <text:p>8.33E+05</text:p>
          </table:table-cell>
          <table:table-cell table:style-name="ce8" table:formula="of:=[.N8]*[.$F$4]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9]+[.D9]" office:value-type="float" office:value="40" calcext:value-type="float">
            <text:p>40</text:p>
          </table:table-cell>
          <table:table-cell table:formula="of:=[.$E$2]/[.F9]" office:value-type="float" office:value="562500" calcext:value-type="float">
            <text:p>5.63E+05</text:p>
          </table:table-cell>
          <table:table-cell table:style-name="ce8" table:formula="of:=[.G9]*[.$F$2]" office:value-type="float" office:value="6975" calcext:value-type="float">
            <text:p>6,9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L9]+[.K9]" office:value-type="float" office:value="40" calcext:value-type="float">
            <text:p>40</text:p>
          </table:table-cell>
          <table:table-cell table:style-name="ce4" table:formula="of:=[.$E$2]/[.M9]" office:value-type="float" office:value="562500" calcext:value-type="float">
            <text:p>5.63E+05</text:p>
          </table:table-cell>
          <table:table-cell table:style-name="ce8" table:formula="of:=[.N9]*[.$F$4]" office:value-type="float" office:value="30.375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10]+[.D10]" office:value-type="float" office:value="68" calcext:value-type="float">
            <text:p>68</text:p>
          </table:table-cell>
          <table:table-cell table:formula="of:=[.$E$2]/[.F10]" office:value-type="float" office:value="330882.352941176" calcext:value-type="float">
            <text:p>3.31E+05</text:p>
          </table:table-cell>
          <table:table-cell table:style-name="ce8" table:formula="of:=[.G10]*[.$F$2]" office:value-type="float" office:value="4102.94117647059" calcext:value-type="float">
            <text:p>4,10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L10]+[.K10]" office:value-type="float" office:value="68" calcext:value-type="float">
            <text:p>68</text:p>
          </table:table-cell>
          <table:table-cell table:style-name="ce4" table:formula="of:=[.$E$2]/[.M10]" office:value-type="float" office:value="330882.352941176" calcext:value-type="float">
            <text:p>3.31E+05</text:p>
          </table:table-cell>
          <table:table-cell table:style-name="ce8" table:formula="of:=[.N10]*[.$F$4]" office:value-type="float" office:value="17.8676470588235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11]+[.D11]" office:value-type="float" office:value="96" calcext:value-type="float">
            <text:p>96</text:p>
          </table:table-cell>
          <table:table-cell table:formula="of:=[.$E$2]/[.F11]" office:value-type="float" office:value="234375" calcext:value-type="float">
            <text:p>2.34E+05</text:p>
          </table:table-cell>
          <table:table-cell table:style-name="ce8" table:formula="of:=[.G11]*[.$F$2]" office:value-type="float" office:value="2906.25" calcext:value-type="float">
            <text:p>2,90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L11]+[.K11]" office:value-type="float" office:value="96" calcext:value-type="float">
            <text:p>96</text:p>
          </table:table-cell>
          <table:table-cell table:style-name="ce4" table:formula="of:=[.$E$2]/[.M11]" office:value-type="float" office:value="234375" calcext:value-type="float">
            <text:p>2.34E+05</text:p>
          </table:table-cell>
          <table:table-cell table:style-name="ce8" table:formula="of:=[.N11]*[.$F$4]" office:value-type="float" office:value="12.65625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12]+[.D12]" office:value-type="float" office:value="124" calcext:value-type="float">
            <text:p>124</text:p>
          </table:table-cell>
          <table:table-cell table:formula="of:=[.$E$2]/[.F12]" office:value-type="float" office:value="181451.612903226" calcext:value-type="float">
            <text:p>1.81E+05</text:p>
          </table:table-cell>
          <table:table-cell table:style-name="ce8" table:formula="of:=[.G12]*[.$F$2]" office:value-type="float" office:value="2250" calcext:value-type="float">
            <text:p>2,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L12]+[.K12]" office:value-type="float" office:value="124" calcext:value-type="float">
            <text:p>124</text:p>
          </table:table-cell>
          <table:table-cell table:style-name="ce4" table:formula="of:=[.$E$2]/[.M12]" office:value-type="float" office:value="181451.612903226" calcext:value-type="float">
            <text:p>1.81E+05</text:p>
          </table:table-cell>
          <table:table-cell table:style-name="ce8" table:formula="of:=[.N12]*[.$F$4]" office:value-type="float" office:value="9.79838709677419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13]+[.D13]" office:value-type="float" office:value="156" calcext:value-type="float">
            <text:p>156</text:p>
          </table:table-cell>
          <table:table-cell table:formula="of:=[.$E$2]/[.F13]" office:value-type="float" office:value="144230.769230769" calcext:value-type="float">
            <text:p>1.44E+05</text:p>
          </table:table-cell>
          <table:table-cell table:style-name="ce8" table:formula="of:=[.G13]*[.$F$2]" office:value-type="float" office:value="1788.46153846154" calcext:value-type="float">
            <text:p>1,7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L13]+[.K13]" office:value-type="float" office:value="156" calcext:value-type="float">
            <text:p>156</text:p>
          </table:table-cell>
          <table:table-cell table:style-name="ce4" table:formula="of:=[.$E$2]/[.M13]" office:value-type="float" office:value="144230.769230769" calcext:value-type="float">
            <text:p>1.44E+05</text:p>
          </table:table-cell>
          <table:table-cell table:style-name="ce8" table:formula="of:=[.N13]*[.$F$4]" office:value-type="float" office:value="7.78846153846154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14]+[.D14]" office:value-type="float" office:value="492" calcext:value-type="float">
            <text:p>492</text:p>
          </table:table-cell>
          <table:table-cell table:formula="of:=[.$E$2]/[.F14]" office:value-type="float" office:value="45731.7073170732" calcext:value-type="float">
            <text:p>4.57E+04</text:p>
          </table:table-cell>
          <table:table-cell table:style-name="ce8" table:formula="of:=[.G14]*[.$F$2]" office:value-type="float" office:value="567.073170731707" calcext:value-type="float">
            <text:p>5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L14]+[.K14]" office:value-type="float" office:value="492" calcext:value-type="float">
            <text:p>492</text:p>
          </table:table-cell>
          <table:table-cell table:style-name="ce4" table:formula="of:=[.$E$2]/[.M14]" office:value-type="float" office:value="45731.7073170732" calcext:value-type="float">
            <text:p>4.57E+04</text:p>
          </table:table-cell>
          <table:table-cell table:style-name="ce8" table:formula="of:=[.N14]*[.$F$4]" office:value-type="float" office:value="2.46951219512195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5]+[.D15]" office:value-type="float" office:value="13" calcext:value-type="float">
            <text:p>13</text:p>
          </table:table-cell>
          <table:table-cell table:formula="of:=[.$E$2]/[.F15]" office:value-type="float" office:value="1730769.23076923" calcext:value-type="float">
            <text:p>1.73E+06</text:p>
          </table:table-cell>
          <table:table-cell table:style-name="ce8" table:formula="of:=[.G15]*[.$F$2]" office:value-type="float" office:value="21461.5384615385" calcext:value-type="float">
            <text:p>21,4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L15]+[.K15]" office:value-type="float" office:value="13" calcext:value-type="float">
            <text:p>13</text:p>
          </table:table-cell>
          <table:table-cell table:style-name="ce4" table:formula="of:=[.$E$2]/[.M15]" office:value-type="float" office:value="1730769.23076923" calcext:value-type="float">
            <text:p>1.73E+06</text:p>
          </table:table-cell>
          <table:table-cell table:style-name="ce8" table:formula="of:=[.N15]*[.$F$4]" office:value-type="float" office:value="93.4615384615385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16]+[.D16]" office:value-type="float" office:value="25" calcext:value-type="float">
            <text:p>25</text:p>
          </table:table-cell>
          <table:table-cell table:formula="of:=[.$E$2]/[.F16]" office:value-type="float" office:value="900000" calcext:value-type="float">
            <text:p>9.00E+05</text:p>
          </table:table-cell>
          <table:table-cell table:style-name="ce8" table:formula="of:=[.G16]*[.$F$2]" office:value-type="float" office:value="11160" calcext:value-type="float">
            <text:p>11,1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16]+[.K16]" office:value-type="float" office:value="25" calcext:value-type="float">
            <text:p>25</text:p>
          </table:table-cell>
          <table:table-cell table:style-name="ce4" table:formula="of:=[.$E$2]/[.M16]" office:value-type="float" office:value="900000" calcext:value-type="float">
            <text:p>9.00E+05</text:p>
          </table:table-cell>
          <table:table-cell table:style-name="ce8" table:formula="of:=[.N16]*[.$F$4]" office:value-type="float" office:value="48.6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17]+[.D17]" office:value-type="float" office:value="38" calcext:value-type="float">
            <text:p>38</text:p>
          </table:table-cell>
          <table:table-cell table:formula="of:=[.$E$2]/[.F17]" office:value-type="float" office:value="592105.263157895" calcext:value-type="float">
            <text:p>5.92E+05</text:p>
          </table:table-cell>
          <table:table-cell table:style-name="ce8" table:formula="of:=[.G17]*[.$F$2]" office:value-type="float" office:value="7342.1052631579" calcext:value-type="float">
            <text:p>7,3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L17]+[.K17]" office:value-type="float" office:value="38" calcext:value-type="float">
            <text:p>38</text:p>
          </table:table-cell>
          <table:table-cell table:style-name="ce4" table:formula="of:=[.$E$2]/[.M17]" office:value-type="float" office:value="592105.263157895" calcext:value-type="float">
            <text:p>5.92E+05</text:p>
          </table:table-cell>
          <table:table-cell table:style-name="ce8" table:formula="of:=[.N17]*[.$F$4]" office:value-type="float" office:value="31.9736842105263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E18]+[.D18]" office:value-type="float" office:value="66" calcext:value-type="float">
            <text:p>66</text:p>
          </table:table-cell>
          <table:table-cell table:formula="of:=[.$E$2]/[.F18]" office:value-type="float" office:value="340909.090909091" calcext:value-type="float">
            <text:p>3.41E+05</text:p>
          </table:table-cell>
          <table:table-cell table:style-name="ce8" table:formula="of:=[.G18]*[.$F$2]" office:value-type="float" office:value="4227.27272727273" calcext:value-type="float">
            <text:p>4,2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L18]+[.K18]" office:value-type="float" office:value="66" calcext:value-type="float">
            <text:p>66</text:p>
          </table:table-cell>
          <table:table-cell table:style-name="ce4" table:formula="of:=[.$E$2]/[.M18]" office:value-type="float" office:value="340909.090909091" calcext:value-type="float">
            <text:p>3.41E+05</text:p>
          </table:table-cell>
          <table:table-cell table:style-name="ce8" table:formula="of:=[.N18]*[.$F$4]" office:value-type="float" office:value="18.4090909090909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E19]+[.D19]" office:value-type="float" office:value="94" calcext:value-type="float">
            <text:p>94</text:p>
          </table:table-cell>
          <table:table-cell table:formula="of:=[.$E$2]/[.F19]" office:value-type="float" office:value="239361.70212766" calcext:value-type="float">
            <text:p>2.39E+05</text:p>
          </table:table-cell>
          <table:table-cell table:style-name="ce8" table:formula="of:=[.G19]*[.$F$2]" office:value-type="float" office:value="2968.08510638298" calcext:value-type="float">
            <text:p>2,9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L19]+[.K19]" office:value-type="float" office:value="94" calcext:value-type="float">
            <text:p>94</text:p>
          </table:table-cell>
          <table:table-cell table:style-name="ce4" table:formula="of:=[.$E$2]/[.M19]" office:value-type="float" office:value="239361.70212766" calcext:value-type="float">
            <text:p>2.39E+05</text:p>
          </table:table-cell>
          <table:table-cell table:style-name="ce8" table:formula="of:=[.N19]*[.$F$4]" office:value-type="float" office:value="12.9255319148936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E20]+[.D20]" office:value-type="float" office:value="122" calcext:value-type="float">
            <text:p>122</text:p>
          </table:table-cell>
          <table:table-cell table:formula="of:=[.$E$2]/[.F20]" office:value-type="float" office:value="184426.229508197" calcext:value-type="float">
            <text:p>1.84E+05</text:p>
          </table:table-cell>
          <table:table-cell table:style-name="ce8" table:formula="of:=[.G20]*[.$F$2]" office:value-type="float" office:value="2286.88524590164" calcext:value-type="float">
            <text:p>2,2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L20]+[.K20]" office:value-type="float" office:value="122" calcext:value-type="float">
            <text:p>122</text:p>
          </table:table-cell>
          <table:table-cell table:style-name="ce4" table:formula="of:=[.$E$2]/[.M20]" office:value-type="float" office:value="184426.229508197" calcext:value-type="float">
            <text:p>1.84E+05</text:p>
          </table:table-cell>
          <table:table-cell table:style-name="ce8" table:formula="of:=[.N20]*[.$F$4]" office:value-type="float" office:value="9.95901639344262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E21]+[.D21]" office:value-type="float" office:value="154" calcext:value-type="float">
            <text:p>154</text:p>
          </table:table-cell>
          <table:table-cell table:formula="of:=[.$E$2]/[.F21]" office:value-type="float" office:value="146103.896103896" calcext:value-type="float">
            <text:p>1.46E+05</text:p>
          </table:table-cell>
          <table:table-cell table:style-name="ce8" table:formula="of:=[.G21]*[.$F$2]" office:value-type="float" office:value="1811.68831168831" calcext:value-type="float">
            <text:p>1,8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L21]+[.K21]" office:value-type="float" office:value="154" calcext:value-type="float">
            <text:p>154</text:p>
          </table:table-cell>
          <table:table-cell table:style-name="ce4" table:formula="of:=[.$E$2]/[.M21]" office:value-type="float" office:value="146103.896103896" calcext:value-type="float">
            <text:p>1.46E+05</text:p>
          </table:table-cell>
          <table:table-cell table:style-name="ce8" table:formula="of:=[.N21]*[.$F$4]" office:value-type="float" office:value="7.88961038961039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E22]+[.D22]" office:value-type="float" office:value="490" calcext:value-type="float">
            <text:p>490</text:p>
          </table:table-cell>
          <table:table-cell table:formula="of:=[.$E$2]/[.F22]" office:value-type="float" office:value="45918.3673469388" calcext:value-type="float">
            <text:p>4.59E+04</text:p>
          </table:table-cell>
          <table:table-cell table:style-name="ce8" table:formula="of:=[.G22]*[.$F$2]" office:value-type="float" office:value="569.387755102041" calcext:value-type="float">
            <text:p>5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L22]+[.K22]" office:value-type="float" office:value="490" calcext:value-type="float">
            <text:p>490</text:p>
          </table:table-cell>
          <table:table-cell table:style-name="ce4" table:formula="of:=[.$E$2]/[.M22]" office:value-type="float" office:value="45918.3673469388" calcext:value-type="float">
            <text:p>4.59E+04</text:p>
          </table:table-cell>
          <table:table-cell table:style-name="ce8" table:formula="of:=[.N22]*[.$F$4]" office:value-type="float" office:value="2.47959183673469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23]+[.D23]" office:value-type="float" office:value="11" calcext:value-type="float">
            <text:p>11</text:p>
          </table:table-cell>
          <table:table-cell table:formula="of:=[.$E$2]/[.F23]" office:value-type="float" office:value="2045454.54545455" calcext:value-type="float">
            <text:p>2.05E+06</text:p>
          </table:table-cell>
          <table:table-cell table:style-name="ce8" table:formula="of:=[.G23]*[.$F$2]" office:value-type="float" office:value="25363.6363636364" calcext:value-type="float">
            <text:p>25,3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L23]+[.K23]" office:value-type="float" office:value="11" calcext:value-type="float">
            <text:p>11</text:p>
          </table:table-cell>
          <table:table-cell table:style-name="ce4" table:formula="of:=[.$E$2]/[.M23]" office:value-type="float" office:value="2045454.54545455" calcext:value-type="float">
            <text:p>2.05E+06</text:p>
          </table:table-cell>
          <table:table-cell table:style-name="ce8" table:formula="of:=[.N23]*[.$F$4]" office:value-type="float" office:value="110.454545454545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E24]+[.D24]" office:value-type="float" office:value="23" calcext:value-type="float">
            <text:p>23</text:p>
          </table:table-cell>
          <table:table-cell table:formula="of:=[.$E$2]/[.F24]" office:value-type="float" office:value="978260.869565217" calcext:value-type="float">
            <text:p>9.78E+05</text:p>
          </table:table-cell>
          <table:table-cell table:style-name="ce8" table:formula="of:=[.G24]*[.$F$2]" office:value-type="float" office:value="12130.4347826087" calcext:value-type="float">
            <text:p>12,1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L24]+[.K24]" office:value-type="float" office:value="23" calcext:value-type="float">
            <text:p>23</text:p>
          </table:table-cell>
          <table:table-cell table:style-name="ce4" table:formula="of:=[.$E$2]/[.M24]" office:value-type="float" office:value="978260.869565217" calcext:value-type="float">
            <text:p>9.78E+05</text:p>
          </table:table-cell>
          <table:table-cell table:style-name="ce8" table:formula="of:=[.N24]*[.$F$4]" office:value-type="float" office:value="52.8260869565217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25]+[.D25]" office:value-type="float" office:value="36" calcext:value-type="float">
            <text:p>36</text:p>
          </table:table-cell>
          <table:table-cell table:formula="of:=[.$E$2]/[.F25]" office:value-type="float" office:value="625000" calcext:value-type="float">
            <text:p>6.25E+05</text:p>
          </table:table-cell>
          <table:table-cell table:style-name="ce8" table:formula="of:=[.G25]*[.$F$2]" office:value-type="float" office:value="7750" calcext:value-type="float">
            <text:p>7,7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L25]+[.K25]" office:value-type="float" office:value="36" calcext:value-type="float">
            <text:p>36</text:p>
          </table:table-cell>
          <table:table-cell table:style-name="ce4" table:formula="of:=[.$E$2]/[.M25]" office:value-type="float" office:value="625000" calcext:value-type="float">
            <text:p>6.25E+05</text:p>
          </table:table-cell>
          <table:table-cell table:style-name="ce8" table:formula="of:=[.N25]*[.$F$4]" office:value-type="float" office:value="33.75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E26]+[.D26]" office:value-type="float" office:value="64" calcext:value-type="float">
            <text:p>64</text:p>
          </table:table-cell>
          <table:table-cell table:formula="of:=[.$E$2]/[.F26]" office:value-type="float" office:value="351562.5" calcext:value-type="float">
            <text:p>3.52E+05</text:p>
          </table:table-cell>
          <table:table-cell table:style-name="ce8" table:formula="of:=[.G26]*[.$F$2]" office:value-type="float" office:value="4359.375" calcext:value-type="float">
            <text:p>4,3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L26]+[.K26]" office:value-type="float" office:value="64" calcext:value-type="float">
            <text:p>64</text:p>
          </table:table-cell>
          <table:table-cell table:style-name="ce4" table:formula="of:=[.$E$2]/[.M26]" office:value-type="float" office:value="351562.5" calcext:value-type="float">
            <text:p>3.52E+05</text:p>
          </table:table-cell>
          <table:table-cell table:style-name="ce8" table:formula="of:=[.N26]*[.$F$4]" office:value-type="float" office:value="18.984375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E27]+[.D27]" office:value-type="float" office:value="92" calcext:value-type="float">
            <text:p>92</text:p>
          </table:table-cell>
          <table:table-cell table:formula="of:=[.$E$2]/[.F27]" office:value-type="float" office:value="244565.217391304" calcext:value-type="float">
            <text:p>2.45E+05</text:p>
          </table:table-cell>
          <table:table-cell table:style-name="ce8" table:formula="of:=[.G27]*[.$F$2]" office:value-type="float" office:value="3032.60869565217" calcext:value-type="float">
            <text:p>3,0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L27]+[.K27]" office:value-type="float" office:value="92" calcext:value-type="float">
            <text:p>92</text:p>
          </table:table-cell>
          <table:table-cell table:style-name="ce4" table:formula="of:=[.$E$2]/[.M27]" office:value-type="float" office:value="244565.217391304" calcext:value-type="float">
            <text:p>2.45E+05</text:p>
          </table:table-cell>
          <table:table-cell table:style-name="ce8" table:formula="of:=[.N27]*[.$F$4]" office:value-type="float" office:value="13.2065217391304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E28]+[.D28]" office:value-type="float" office:value="120" calcext:value-type="float">
            <text:p>120</text:p>
          </table:table-cell>
          <table:table-cell table:formula="of:=[.$E$2]/[.F28]" office:value-type="float" office:value="187500" calcext:value-type="float">
            <text:p>1.88E+05</text:p>
          </table:table-cell>
          <table:table-cell table:style-name="ce8" table:formula="of:=[.G28]*[.$F$2]" office:value-type="float" office:value="2325" calcext:value-type="float">
            <text:p>2,3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L28]+[.K28]" office:value-type="float" office:value="120" calcext:value-type="float">
            <text:p>120</text:p>
          </table:table-cell>
          <table:table-cell table:style-name="ce4" table:formula="of:=[.$E$2]/[.M28]" office:value-type="float" office:value="187500" calcext:value-type="float">
            <text:p>1.88E+05</text:p>
          </table:table-cell>
          <table:table-cell table:style-name="ce8" table:formula="of:=[.N28]*[.$F$4]" office:value-type="float" office:value="10.125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E29]+[.D29]" office:value-type="float" office:value="152" calcext:value-type="float">
            <text:p>152</text:p>
          </table:table-cell>
          <table:table-cell table:formula="of:=[.$E$2]/[.F29]" office:value-type="float" office:value="148026.315789474" calcext:value-type="float">
            <text:p>1.48E+05</text:p>
          </table:table-cell>
          <table:table-cell table:style-name="ce8" table:formula="of:=[.G29]*[.$F$2]" office:value-type="float" office:value="1835.52631578947" calcext:value-type="float">
            <text:p>1,8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L29]+[.K29]" office:value-type="float" office:value="152" calcext:value-type="float">
            <text:p>152</text:p>
          </table:table-cell>
          <table:table-cell table:style-name="ce4" table:formula="of:=[.$E$2]/[.M29]" office:value-type="float" office:value="148026.315789474" calcext:value-type="float">
            <text:p>1.48E+05</text:p>
          </table:table-cell>
          <table:table-cell table:style-name="ce8" table:formula="of:=[.N29]*[.$F$4]" office:value-type="float" office:value="7.9934210526315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E30]+[.D30]" office:value-type="float" office:value="488" calcext:value-type="float">
            <text:p>488</text:p>
          </table:table-cell>
          <table:table-cell table:formula="of:=[.$E$2]/[.F30]" office:value-type="float" office:value="46106.5573770492" calcext:value-type="float">
            <text:p>4.61E+04</text:p>
          </table:table-cell>
          <table:table-cell table:style-name="ce8" table:formula="of:=[.G30]*[.$F$2]" office:value-type="float" office:value="571.72131147541" calcext:value-type="float">
            <text:p>5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L30]+[.K30]" office:value-type="float" office:value="488" calcext:value-type="float">
            <text:p>488</text:p>
          </table:table-cell>
          <table:table-cell table:style-name="ce4" table:formula="of:=[.$E$2]/[.M30]" office:value-type="float" office:value="46106.5573770492" calcext:value-type="float">
            <text:p>4.61E+04</text:p>
          </table:table-cell>
          <table:table-cell table:style-name="ce8" table:formula="of:=[.N30]*[.$F$4]" office:value-type="float" office:value="2.48975409836066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L31]+[.K31]" office:value-type="float" office:value="9" calcext:value-type="float">
            <text:p>9</text:p>
          </table:table-cell>
          <table:table-cell table:style-name="ce4" table:formula="of:=[.$E$2]/[.M31]" office:value-type="float" office:value="2500000" calcext:value-type="float">
            <text:p>2.50E+06</text:p>
          </table:table-cell>
          <table:table-cell table:style-name="ce8" table:formula="of:=[.N31]*[.$F$4]"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able for ½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L32]+[.K32]" office:value-type="float" office:value="21" calcext:value-type="float">
            <text:p>21</text:p>
          </table:table-cell>
          <table:table-cell table:style-name="ce4" table:formula="of:=[.$E$2]/[.M32]" office:value-type="float" office:value="1071428.57142857" calcext:value-type="float">
            <text:p>1.07E+06</text:p>
          </table:table-cell>
          <table:table-cell table:style-name="ce8" table:formula="of:=[.N32]*[.$F$4]" office:value-type="float" office:value="57.8571428571429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33]+[.D33]" office:value-type="float" office:value="15" calcext:value-type="float">
            <text:p>15</text:p>
          </table:table-cell>
          <table:table-cell table:formula="of:=[.$E$3]/[.F33]" office:value-type="float" office:value="1500000" calcext:value-type="float">
            <text:p>1.50E+06</text:p>
          </table:table-cell>
          <table:table-cell table:style-name="ce8" table:formula="of:=[.G33]*[.$F$3]" office:value-type="float" office:value="1308" calcext:value-type="float">
            <text:p>1,3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L33]+[.K33]" office:value-type="float" office:value="34" calcext:value-type="float">
            <text:p>34</text:p>
          </table:table-cell>
          <table:table-cell table:style-name="ce4" table:formula="of:=[.$E$2]/[.M33]" office:value-type="float" office:value="661764.705882353" calcext:value-type="float">
            <text:p>6.62E+05</text:p>
          </table:table-cell>
          <table:table-cell table:style-name="ce8" table:formula="of:=[.N33]*[.$F$4]" office:value-type="float" office:value="35.7352941176471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34]+[.D34]" office:value-type="float" office:value="27" calcext:value-type="float">
            <text:p>27</text:p>
          </table:table-cell>
          <table:table-cell table:formula="of:=[.$E$3]/[.F34]" office:value-type="float" office:value="833333.333333333" calcext:value-type="float">
            <text:p>8.33E+05</text:p>
          </table:table-cell>
          <table:table-cell table:style-name="ce8" table:formula="of:=[.G34]*[.$F$3]" office:value-type="float" office:value="726.666666666667" calcext:value-type="float">
            <text:p>7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L34]+[.K34]" office:value-type="float" office:value="62" calcext:value-type="float">
            <text:p>62</text:p>
          </table:table-cell>
          <table:table-cell table:style-name="ce4" table:formula="of:=[.$E$2]/[.M34]" office:value-type="float" office:value="362903.225806452" calcext:value-type="float">
            <text:p>3.63E+05</text:p>
          </table:table-cell>
          <table:table-cell table:style-name="ce8" table:formula="of:=[.N34]*[.$F$4]" office:value-type="float" office:value="19.5967741935484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35]+[.D35]" office:value-type="float" office:value="40" calcext:value-type="float">
            <text:p>40</text:p>
          </table:table-cell>
          <table:table-cell table:formula="of:=[.$E$3]/[.F35]" office:value-type="float" office:value="562500" calcext:value-type="float">
            <text:p>5.63E+05</text:p>
          </table:table-cell>
          <table:table-cell table:style-name="ce8" table:formula="of:=[.G35]*[.$F$3]" office:value-type="float" office:value="490.5" calcext:value-type="float">
            <text:p>4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formula="of:=[.L35]+[.K35]" office:value-type="float" office:value="90" calcext:value-type="float">
            <text:p>90</text:p>
          </table:table-cell>
          <table:table-cell table:style-name="ce4" table:formula="of:=[.$E$2]/[.M35]" office:value-type="float" office:value="250000" calcext:value-type="float">
            <text:p>2.50E+05</text:p>
          </table:table-cell>
          <table:table-cell table:style-name="ce8" table:formula="of:=[.N35]*[.$F$4]" office:value-type="float" office:value="13.5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36]+[.D36]" office:value-type="float" office:value="68" calcext:value-type="float">
            <text:p>68</text:p>
          </table:table-cell>
          <table:table-cell table:formula="of:=[.$E$3]/[.F36]" office:value-type="float" office:value="330882.352941176" calcext:value-type="float">
            <text:p>3.31E+05</text:p>
          </table:table-cell>
          <table:table-cell table:style-name="ce8" table:formula="of:=[.G36]*[.$F$3]" office:value-type="float" office:value="288.529411764706" calcext:value-type="float">
            <text:p>2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formula="of:=[.L36]+[.K36]" office:value-type="float" office:value="118" calcext:value-type="float">
            <text:p>118</text:p>
          </table:table-cell>
          <table:table-cell table:style-name="ce4" table:formula="of:=[.$E$2]/[.M36]" office:value-type="float" office:value="190677.966101695" calcext:value-type="float">
            <text:p>1.91E+05</text:p>
          </table:table-cell>
          <table:table-cell table:style-name="ce8" table:formula="of:=[.N36]*[.$F$4]" office:value-type="float" office:value="10.2966101694915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37]+[.D37]" office:value-type="float" office:value="96" calcext:value-type="float">
            <text:p>96</text:p>
          </table:table-cell>
          <table:table-cell table:formula="of:=[.$E$3]/[.F37]" office:value-type="float" office:value="234375" calcext:value-type="float">
            <text:p>2.34E+05</text:p>
          </table:table-cell>
          <table:table-cell table:style-name="ce8" table:formula="of:=[.G37]*[.$F$3]" office:value-type="float" office:value="204.375" calcext:value-type="float">
            <text:p>2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formula="of:=[.L37]+[.K37]" office:value-type="float" office:value="150" calcext:value-type="float">
            <text:p>150</text:p>
          </table:table-cell>
          <table:table-cell table:style-name="ce4" table:formula="of:=[.$E$2]/[.M37]" office:value-type="float" office:value="150000" calcext:value-type="float">
            <text:p>1.50E+05</text:p>
          </table:table-cell>
          <table:table-cell table:style-name="ce8" table:formula="of:=[.N37]*[.$F$4]" office:value-type="float" office:value="8.1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38]+[.D38]" office:value-type="float" office:value="124" calcext:value-type="float">
            <text:p>124</text:p>
          </table:table-cell>
          <table:table-cell table:formula="of:=[.$E$3]/[.F38]" office:value-type="float" office:value="181451.612903226" calcext:value-type="float">
            <text:p>1.81E+05</text:p>
          </table:table-cell>
          <table:table-cell table:style-name="ce8" table:formula="of:=[.G38]*[.$F$3]" office:value-type="float" office:value="158.225806451613" calcext:value-type="float">
            <text:p>1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formula="of:=[.L38]+[.K38]" office:value-type="float" office:value="486" calcext:value-type="float">
            <text:p>486</text:p>
          </table:table-cell>
          <table:table-cell table:style-name="ce4" table:formula="of:=[.$E$2]/[.M38]" office:value-type="float" office:value="46296.2962962963" calcext:value-type="float">
            <text:p>4.63E+04</text:p>
          </table:table-cell>
          <table:table-cell table:style-name="ce8" table:formula="of:=[.N38]*[.$F$4]" office:value-type="float" office:value="2.5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39]+[.D39]" office:value-type="float" office:value="156" calcext:value-type="float">
            <text:p>156</text:p>
          </table:table-cell>
          <table:table-cell table:formula="of:=[.$E$3]/[.F39]" office:value-type="float" office:value="144230.769230769" calcext:value-type="float">
            <text:p>1.44E+05</text:p>
          </table:table-cell>
          <table:table-cell table:style-name="ce8" table:formula="of:=[.G39]*[.$F$3]" office:value-type="float" office:value="125.769230769231" calcext:value-type="float">
            <text:p>1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40]+[.D40]" office:value-type="float" office:value="492" calcext:value-type="float">
            <text:p>492</text:p>
          </table:table-cell>
          <table:table-cell table:formula="of:=[.$E$3]/[.F40]" office:value-type="float" office:value="45731.7073170732" calcext:value-type="float">
            <text:p>4.57E+04</text:p>
          </table:table-cell>
          <table:table-cell table:style-name="ce8" table:formula="of:=[.G40]*[.$F$3]" office:value-type="float" office:value="39.8780487804878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41]+[.D41]" office:value-type="float" office:value="13" calcext:value-type="float">
            <text:p>13</text:p>
          </table:table-cell>
          <table:table-cell table:formula="of:=[.$E$3]/[.F41]" office:value-type="float" office:value="1730769.23076923" calcext:value-type="float">
            <text:p>1.73E+06</text:p>
          </table:table-cell>
          <table:table-cell table:style-name="ce8" table:formula="of:=[.G41]*[.$F$3]" office:value-type="float" office:value="1509.23076923077" calcext:value-type="float">
            <text:p>1,5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42]+[.D42]" office:value-type="float" office:value="25" calcext:value-type="float">
            <text:p>25</text:p>
          </table:table-cell>
          <table:table-cell table:formula="of:=[.$E$3]/[.F42]" office:value-type="float" office:value="900000" calcext:value-type="float">
            <text:p>9.00E+05</text:p>
          </table:table-cell>
          <table:table-cell table:style-name="ce8" table:formula="of:=[.G42]*[.$F$3]" office:value-type="float" office:value="784.8" calcext:value-type="float">
            <text:p>7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43]+[.D43]" office:value-type="float" office:value="38" calcext:value-type="float">
            <text:p>38</text:p>
          </table:table-cell>
          <table:table-cell table:formula="of:=[.$E$3]/[.F43]" office:value-type="float" office:value="592105.263157895" calcext:value-type="float">
            <text:p>5.92E+05</text:p>
          </table:table-cell>
          <table:table-cell table:style-name="ce8" table:formula="of:=[.G43]*[.$F$3]" office:value-type="float" office:value="516.315789473684" calcext:value-type="float">
            <text:p>5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E44]+[.D44]" office:value-type="float" office:value="66" calcext:value-type="float">
            <text:p>66</text:p>
          </table:table-cell>
          <table:table-cell table:formula="of:=[.$E$3]/[.F44]" office:value-type="float" office:value="340909.090909091" calcext:value-type="float">
            <text:p>3.41E+05</text:p>
          </table:table-cell>
          <table:table-cell table:style-name="ce8" table:formula="of:=[.G44]*[.$F$3]" office:value-type="float" office:value="297.272727272727" calcext:value-type="float">
            <text:p>29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E45]+[.D45]" office:value-type="float" office:value="94" calcext:value-type="float">
            <text:p>94</text:p>
          </table:table-cell>
          <table:table-cell table:formula="of:=[.$E$3]/[.F45]" office:value-type="float" office:value="239361.70212766" calcext:value-type="float">
            <text:p>2.39E+05</text:p>
          </table:table-cell>
          <table:table-cell table:style-name="ce8" table:formula="of:=[.G45]*[.$F$3]" office:value-type="float" office:value="208.723404255319" calcext:value-type="float">
            <text:p>2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E46]+[.D46]" office:value-type="float" office:value="122" calcext:value-type="float">
            <text:p>122</text:p>
          </table:table-cell>
          <table:table-cell table:formula="of:=[.$E$3]/[.F46]" office:value-type="float" office:value="184426.229508197" calcext:value-type="float">
            <text:p>1.84E+05</text:p>
          </table:table-cell>
          <table:table-cell table:style-name="ce8" table:formula="of:=[.G46]*[.$F$3]" office:value-type="float" office:value="160.819672131148" calcext:value-type="float">
            <text:p>1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E47]+[.D47]" office:value-type="float" office:value="154" calcext:value-type="float">
            <text:p>154</text:p>
          </table:table-cell>
          <table:table-cell table:formula="of:=[.$E$3]/[.F47]" office:value-type="float" office:value="146103.896103896" calcext:value-type="float">
            <text:p>1.46E+05</text:p>
          </table:table-cell>
          <table:table-cell table:style-name="ce8" table:formula="of:=[.G47]*[.$F$3]" office:value-type="float" office:value="127.402597402597" calcext:value-type="float">
            <text:p>1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E48]+[.D48]" office:value-type="float" office:value="490" calcext:value-type="float">
            <text:p>490</text:p>
          </table:table-cell>
          <table:table-cell table:formula="of:=[.$E$3]/[.F48]" office:value-type="float" office:value="45918.3673469388" calcext:value-type="float">
            <text:p>4.59E+04</text:p>
          </table:table-cell>
          <table:table-cell table:style-name="ce8" table:formula="of:=[.G48]*[.$F$3]" office:value-type="float" office:value="40.0408163265306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49]+[.D49]" office:value-type="float" office:value="11" calcext:value-type="float">
            <text:p>11</text:p>
          </table:table-cell>
          <table:table-cell table:formula="of:=[.$E$3]/[.F49]" office:value-type="float" office:value="2045454.54545455" calcext:value-type="float">
            <text:p>2.05E+06</text:p>
          </table:table-cell>
          <table:table-cell table:style-name="ce8" table:formula="of:=[.G49]*[.$F$3]" office:value-type="float" office:value="1783.63636363636" calcext:value-type="float">
            <text:p>1,7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E50]+[.D50]" office:value-type="float" office:value="23" calcext:value-type="float">
            <text:p>23</text:p>
          </table:table-cell>
          <table:table-cell table:formula="of:=[.$E$3]/[.F50]" office:value-type="float" office:value="978260.869565217" calcext:value-type="float">
            <text:p>9.78E+05</text:p>
          </table:table-cell>
          <table:table-cell table:style-name="ce8" table:formula="of:=[.G50]*[.$F$3]" office:value-type="float" office:value="853.04347826087" calcext:value-type="float">
            <text:p>8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51]+[.D51]" office:value-type="float" office:value="36" calcext:value-type="float">
            <text:p>36</text:p>
          </table:table-cell>
          <table:table-cell table:formula="of:=[.$E$3]/[.F51]" office:value-type="float" office:value="625000" calcext:value-type="float">
            <text:p>6.25E+05</text:p>
          </table:table-cell>
          <table:table-cell table:style-name="ce8" table:formula="of:=[.G51]*[.$F$3]"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E52]+[.D52]" office:value-type="float" office:value="64" calcext:value-type="float">
            <text:p>64</text:p>
          </table:table-cell>
          <table:table-cell table:formula="of:=[.$E$3]/[.F52]" office:value-type="float" office:value="351562.5" calcext:value-type="float">
            <text:p>3.52E+05</text:p>
          </table:table-cell>
          <table:table-cell table:style-name="ce8" table:formula="of:=[.G52]*[.$F$3]" office:value-type="float" office:value="306.5625" calcext:value-type="float">
            <text:p>3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E53]+[.D53]" office:value-type="float" office:value="92" calcext:value-type="float">
            <text:p>92</text:p>
          </table:table-cell>
          <table:table-cell table:formula="of:=[.$E$3]/[.F53]" office:value-type="float" office:value="244565.217391304" calcext:value-type="float">
            <text:p>2.45E+05</text:p>
          </table:table-cell>
          <table:table-cell table:style-name="ce8" table:formula="of:=[.G53]*[.$F$3]" office:value-type="float" office:value="213.260869565217" calcext:value-type="float">
            <text:p>2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E54]+[.D54]" office:value-type="float" office:value="120" calcext:value-type="float">
            <text:p>120</text:p>
          </table:table-cell>
          <table:table-cell table:formula="of:=[.$E$3]/[.F54]" office:value-type="float" office:value="187500" calcext:value-type="float">
            <text:p>1.88E+05</text:p>
          </table:table-cell>
          <table:table-cell table:style-name="ce8" table:formula="of:=[.G54]*[.$F$3]" office:value-type="float" office:value="163.5" calcext:value-type="float">
            <text:p>1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E55]+[.D55]" office:value-type="float" office:value="152" calcext:value-type="float">
            <text:p>152</text:p>
          </table:table-cell>
          <table:table-cell table:formula="of:=[.$E$3]/[.F55]" office:value-type="float" office:value="148026.315789474" calcext:value-type="float">
            <text:p>1.48E+05</text:p>
          </table:table-cell>
          <table:table-cell table:style-name="ce8" table:formula="of:=[.G55]*[.$F$3]" office:value-type="float" office:value="129.078947368421" calcext:value-type="float">
            <text:p>1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E56]+[.D56]" office:value-type="float" office:value="488" calcext:value-type="float">
            <text:p>488</text:p>
          </table:table-cell>
          <table:table-cell table:formula="of:=[.$E$3]/[.F56]" office:value-type="float" office:value="46106.5573770492" calcext:value-type="float">
            <text:p>4.61E+04</text:p>
          </table:table-cell>
          <table:table-cell table:style-name="ce8" table:formula="of:=[.G56]*[.$F$3]" office:value-type="float" office:value="40.2049180327869" calcext:value-type="float">
            <text:p>40</text:p>
          </table:table-cell>
          <table:table-cell table:number-columns-repeated="7"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0:23:28.268115251</meta:creation-date>
    <dc:date>2021-08-19T15:42:35.314513015</dc:date>
    <meta:editing-duration>P8DT21H6M45S</meta:editing-duration>
    <meta:editing-cycles>2</meta:editing-cycles>
    <meta:generator>LibreOffice/6.1.5.2$Linux_X86_64 LibreOffice_project/10$Build-2</meta:generator>
    <meta:document-statistic meta:table-count="1" meta:cell-count="451" meta:object-count="0"/>
  </office:meta>
</office:document-meta>
</file>